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text:p>
      <text:p text:style-name="P1"/>
      <text:p text:style-name="P1"/>
      <text:p text:style-name="P1"><text:soft-page-break/></text:p>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4-19T19:05:03.94</dc:date>
    <dc:creator>Blake Stanger</dc:creator>
    <meta:editing-duration>P3DT17H38M36S</meta:editing-duration>
    <meta:editing-cycles>34</meta:editing-cycles>
    <meta:generator>OpenOffice/4.1.11$Win32 OpenOffice.org_project/4111m1$Build-9808</meta:generator>
    <meta:document-statistic meta:table-count="0" meta:image-count="0" meta:object-count="0" meta:page-count="27" meta:paragraph-count="487" meta:word-count="10985" meta:character-count="59923"/>
  </office:meta>
</office:document-meta>
</file>